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0.512cm" fo:min-width="0.77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1.02cm" fo:min-width="2.386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0.897cm"/>
    </style:style>
    <style:style style:name="gr8" style:family="graphic" style:parent-style-name="standard">
      <style:graphic-properties draw:fill-color="#faa61a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199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aa61a" draw:textarea-horizontal-align="justify" draw:textarea-vertical-align="middle" draw:auto-grow-height="false" fo:min-height="2.671cm" fo:min-width="2.421cm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1.216cm" fo:min-width="3.818cm"/>
    </style:style>
    <style:style style:name="gr13" style:family="graphic" style:parent-style-name="standard">
      <style:graphic-properties draw:fill-color="#faa61a" draw:textarea-horizontal-align="justify" draw:textarea-vertical-align="middle" draw:auto-grow-height="false" fo:min-height="1.724cm" fo:min-width="2.4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faa61a" draw:textarea-horizontal-align="justify" draw:textarea-vertical-align="middle" draw:auto-grow-height="false" fo:min-height="0.512cm" fo:min-width="0.227cm"/>
    </style:style>
    <style:style style:name="gr16" style:family="graphic" style:parent-style-name="standard">
      <style:graphic-properties draw:fill-color="#72bf44" draw:textarea-horizontal-align="justify" draw:textarea-vertical-align="middle" draw:auto-grow-height="false" fo:min-height="0.379cm" fo:min-width="0.129cm"/>
    </style:style>
    <style:style style:name="gr17" style:family="graphic" style:parent-style-name="standard">
      <style:graphic-properties draw:fill-color="#72bf44" draw:textarea-horizontal-align="justify" draw:textarea-vertical-align="middle" draw:auto-grow-height="false" fo:min-height="0.19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aa61a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397cm" svg:x="5.145cm" svg:y="5.037cm">
          <text:p text:style-name="P1">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838cm" svg:y1="3.275cm" svg:x2="5.844cm" svg:y2="5.037cm" draw:end-shape="id1" draw:end-glue-point="4" svg:d="M5838 3275l6 1762" svg:viewBox="0 0 7 1763">
          <text:p/>
        </draw:connector>
        <draw:custom-shape draw:style-name="gr3" draw:text-style-name="P1" xml:id="id3" draw:id="id3" draw:layer="layout" svg:width="1.397cm" svg:height="1.397cm" svg:x="5.145cm" svg:y="13.15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844cm" svg:y1="6.434cm" svg:x2="5.872cm" svg:y2="9.342cm" draw:start-shape="id1" draw:start-glue-point="8" draw:end-shape="id2" draw:end-glue-point="0" svg:d="M5844 6434l28 2908" svg:viewBox="0 0 29 2909">
          <text:p/>
        </draw:connector>
        <draw:custom-shape draw:style-name="gr4" draw:text-style-name="P2" xml:id="id4" draw:id="id4" draw:layer="layout" svg:width="2.54cm" svg:height="1.524cm" svg:x="4.61cm" svg:y="15.468cm">
          <text:p text:style-name="P1">&lt;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5.844cm" svg:y1="14.547cm" svg:x2="5.88cm" svg:y2="15.468cm" draw:start-shape="id3" draw:start-glue-point="8" draw:end-shape="id4" draw:end-glue-point="4" svg:d="M5844 14547l36 921" svg:viewBox="0 0 37 922">
          <text:p/>
        </draw:connector>
        <draw:connector draw:style-name="gr2" draw:text-style-name="P3" draw:layer="layout" draw:line-skew="0cm -0.522cm" svg:x1="5.88cm" svg:y1="16.992cm" svg:x2="-0.516cm" svg:y2="5.75cm" draw:start-shape="id4" draw:start-glue-point="6" draw:end-shape="id5" draw:end-glue-point="6" svg:d="M5880 16992v502h-7420v-11744h1024" svg:viewBox="0 0 7421 11745">
          <text:p/>
        </draw:connector>
        <draw:connector draw:style-name="gr2" draw:text-style-name="P3" draw:layer="layout" svg:x1="0.881cm" svg:y1="5.75cm" svg:x2="5.145cm" svg:y2="5.735cm" draw:start-shape="id5" draw:start-glue-point="10" draw:end-shape="id1" draw:end-glue-point="3" svg:d="M881 5750h2132v-15h2132" svg:viewBox="0 0 4265 16">
          <text:p/>
        </draw:connector>
        <draw:connector draw:style-name="gr2" draw:text-style-name="P3" draw:layer="layout" draw:line-skew="0cm 0.333cm" svg:x1="5.88cm" svg:y1="16.992cm" svg:x2="6.542cm" svg:y2="5.736cm" draw:start-shape="id4" draw:start-glue-point="6" draw:end-shape="id1" draw:end-glue-point="10" svg:d="M5880 16992v502h2105v-11758h-1443" svg:viewBox="0 0 2106 11759">
          <text:p/>
        </draw:connector>
        <draw:custom-shape draw:style-name="gr1" draw:text-style-name="P2" xml:id="id6" draw:id="id6" draw:layer="layout" svg:width="1.397cm" svg:height="1.397cm" svg:x="14.292cm" svg:y="14.55cm">
          <text:p text:style-name="P1">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line-skew="-1.434cm" svg:x1="5.872cm" svg:y1="10.612cm" svg:x2="14.991cm" svg:y2="14.55cm" draw:start-shape="id2" draw:start-glue-point="2" draw:end-shape="id6" draw:end-glue-point="4" svg:d="M5872 10612v535h9119v3403" svg:viewBox="0 0 9120 3939">
          <text:p/>
        </draw:connector>
        <draw:custom-shape draw:style-name="gr4" draw:text-style-name="P2" xml:id="id18" draw:id="id18" draw:layer="layout" svg:width="2.54cm" svg:height="1.524cm" svg:x="13.7cm" svg:y="24.101cm">
          <text:p text:style-name="P1">!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1.397cm" svg:height="1.397cm" svg:x="-0.516cm" svg:y="5.051cm">
          <text:p text:style-name="P1">S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22" draw:id="id22" draw:layer="layout" svg:x1="8.896cm" svg:y1="22.614cm" svg:x2="6.383cm" svg:y2="18.375cm" draw:start-shape="id7" draw:start-glue-point="6" svg:d="M8896 22614h-1507v-4239h-1006" svg:viewBox="0 0 2514 4240">
          <text:p/>
        </draw:connector>
        <draw:custom-shape draw:style-name="gr3" draw:text-style-name="P1" xml:id="id20" draw:id="id20" draw:layer="layout" svg:width="1.397cm" svg:height="1.397cm" svg:x="3.54cm" svg:y="22.807cm">
          <text:p text:style-name="P1">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line-skew="-3.923cm" svg:x1="5.872cm" svg:y1="10.612cm" svg:x2="4.239cm" svg:y2="19.529cm" draw:start-shape="id2" draw:start-glue-point="2" draw:end-shape="id8" draw:end-glue-point="4" svg:d="M5872 10612v535h-1633v8382" svg:viewBox="0 0 1634 8918">
          <text:p/>
        </draw:connector>
        <draw:custom-shape draw:style-name="gr6" draw:text-style-name="P4" xml:id="id2" draw:id="id2" draw:layer="layout" svg:width="2.886cm" svg:height="1.27cm" svg:x="4.429cm" svg:y="9.342cm">
          <text:p text:style-name="P1">New Ta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5.145cm" svg:y1="13.849cm" svg:x2="0.174cm" svg:y2="10.231cm" draw:start-shape="id3" draw:start-glue-point="6" draw:end-shape="id9" draw:end-glue-point="2" svg:d="M5145 13849h-4971v-3618" svg:viewBox="0 0 4972 3619">
          <text:p/>
        </draw:connector>
        <draw:connector draw:style-name="gr2" draw:text-style-name="P3" draw:layer="layout" svg:x1="0.174cm" svg:y1="7.31cm" svg:x2="0.183cm" svg:y2="6.448cm" draw:start-shape="id9" draw:start-glue-point="0" draw:end-shape="id5" draw:end-glue-point="8" svg:d="M174 7310v-431h9v-431" svg:viewBox="0 0 10 863">
          <text:p/>
        </draw:connector>
        <draw:connector draw:style-name="gr2" draw:text-style-name="P3" draw:layer="layout" svg:x1="5.872cm" svg:y1="10.612cm" svg:x2="5.843cm" svg:y2="13.15cm" draw:start-shape="id2" draw:start-glue-point="2" draw:end-shape="id3" svg:d="M5872 10612v1269h-29v1269" svg:viewBox="0 0 30 2539">
          <text:p/>
        </draw:connector>
        <draw:connector draw:style-name="gr2" draw:text-style-name="P3" draw:layer="layout" svg:x1="5.844cm" svg:y1="6.434cm" svg:x2="1.635cm" svg:y2="8.036cm" draw:start-shape="id1" draw:start-glue-point="8" draw:end-shape="id10" draw:end-glue-point="10" svg:d="M5844 6434v1602h-4209" svg:viewBox="0 0 4210 1603">
          <text:p/>
        </draw:connector>
        <draw:connector draw:style-name="gr2" draw:text-style-name="P3" draw:layer="layout" svg:x1="0.183cm" svg:y1="5.051cm" svg:x2="0.193cm" svg:y2="4.094cm" draw:start-shape="id5" draw:start-glue-point="4" svg:d="M183 5051v-729h10v-228" svg:viewBox="0 0 11 958">
          <text:p/>
        </draw:connector>
        <draw:custom-shape draw:style-name="gr7" draw:text-style-name="P1" xml:id="id11" draw:id="id11" draw:layer="layout" svg:width="1.397cm" svg:height="1.397cm" svg:x="12.155cm" svg:y="12.2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397cm" svg:height="1.397cm" svg:x="12.174cm" svg:y="14.538cm">
          <text:p text:style-name="P1">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2.853cm" svg:y1="13.606cm" svg:x2="12.873cm" svg:y2="14.538cm" draw:start-shape="id11" draw:start-glue-point="2" draw:end-shape="id12" draw:end-glue-point="4" svg:d="M12853 13606v465h20v467" svg:viewBox="0 0 21 933">
          <text:p/>
        </draw:connector>
        <draw:connector draw:style-name="gr2" draw:text-style-name="P3" draw:layer="layout" svg:x1="12.873cm" svg:y1="15.935cm" svg:x2="12.875cm" svg:y2="16.735cm" draw:start-shape="id12" draw:start-glue-point="8" draw:end-shape="id13" draw:end-glue-point="4" svg:d="M12873 15935v400h2v400" svg:viewBox="0 0 3 801">
          <text:p/>
        </draw:connector>
        <draw:custom-shape draw:style-name="gr1" draw:text-style-name="P2" xml:id="id7" draw:id="id7" draw:layer="layout" svg:width="1.397cm" svg:height="1.397cm" svg:x="8.896cm" svg:y="21.915cm">
          <text:p text:style-name="P1">S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9.573cm" svg:y1="18.27cm" svg:x2="12.378cm" svg:y2="14.742cm" draw:start-shape="id14" draw:start-glue-point="4" draw:end-shape="id12" draw:end-glue-point="5" svg:d="M9573 18270v-3528h2805" svg:viewBox="0 0 2806 3529">
          <text:p/>
        </draw:connector>
        <draw:connector draw:style-name="gr2" draw:text-style-name="P3" draw:layer="layout" svg:x1="9.595cm" svg:y1="21.915cm" svg:x2="9.573cm" svg:y2="19.667cm" draw:start-shape="id7" draw:start-glue-point="4" draw:end-shape="id14" draw:end-glue-point="8" svg:d="M9595 21915v-1124h-22v-1124" svg:viewBox="0 0 23 2249">
          <text:p/>
        </draw:connector>
        <draw:custom-shape draw:style-name="gr1" draw:text-style-name="P2" xml:id="id17" draw:id="id17" draw:layer="layout" svg:width="1.397cm" svg:height="1.397cm" svg:x="19.756cm" svg:y="22cm">
          <text:p text:style-name="P1">S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397cm" svg:height="1.397cm" svg:x="16.214cm" svg:y="19.767cm">
          <text:p text:style-name="P1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397cm" svg:height="1.397cm" svg:x="16.219cm" svg:y="22.024cm"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913cm" svg:y1="21.164cm" svg:x2="16.918cm" svg:y2="22.024cm" draw:start-shape="id15" draw:start-glue-point="8" draw:end-shape="id16" draw:end-glue-point="4" svg:d="M16913 21164l5 860" svg:viewBox="0 0 6 861">
          <text:p/>
        </draw:connector>
        <draw:connector draw:style-name="gr2" draw:text-style-name="P3" draw:layer="layout" svg:x1="17.616cm" svg:y1="22.723cm" svg:x2="19.756cm" svg:y2="22.699cm" draw:start-shape="id16" draw:start-glue-point="10" draw:end-shape="id17" draw:end-glue-point="6" svg:d="M17616 22723h1070v-24h1070" svg:viewBox="0 0 2141 25">
          <text:p/>
        </draw:connector>
        <draw:connector draw:style-name="gr2" draw:text-style-name="P3" draw:layer="layout" svg:x1="14.97cm" svg:y1="25.625cm" svg:x2="20.455cm" svg:y2="23.397cm" draw:start-shape="id18" draw:start-glue-point="6" draw:end-shape="id17" draw:end-glue-point="8" svg:d="M14970 25625v502h5485v-2730" svg:viewBox="0 0 5486 2731">
          <text:p/>
        </draw:connector>
        <draw:connector draw:style-name="gr2" draw:text-style-name="P3" draw:layer="layout" svg:x1="20.455cm" svg:y1="22cm" svg:x2="15.485cm" svg:y2="14.754cm" draw:start-shape="id17" draw:start-glue-point="4" draw:end-shape="id6" draw:end-glue-point="11" svg:d="M20455 22000v-7246h-4970" svg:viewBox="0 0 4971 7247">
          <text:p/>
        </draw:connector>
        <draw:connector draw:style-name="gr2" draw:text-style-name="P3" draw:layer="layout" draw:line-skew="0cm 2.038cm" svg:x1="14.97cm" svg:y1="25.625cm" svg:x2="15.689cm" svg:y2="15.249cm" draw:start-shape="id18" draw:start-glue-point="6" draw:end-shape="id6" draw:end-glue-point="10" svg:d="M14970 25625v502h3810v-10878h-3091" svg:viewBox="0 0 3811 10879">
          <text:p/>
        </draw:connector>
        <draw:connector draw:style-name="gr2" draw:text-style-name="P3" draw:layer="layout" svg:x1="21.153cm" svg:y1="22.699cm" svg:x2="22.542cm" svg:y2="22.721cm" draw:start-shape="id17" draw:start-glue-point="10" svg:d="M21153 22699h945v22h444" svg:viewBox="0 0 1390 23">
          <text:p/>
        </draw:connector>
        <draw:connector draw:style-name="gr2" draw:text-style-name="P3" draw:layer="layout" svg:x1="14.97cm" svg:y1="25.625cm" svg:x2="9.595cm" svg:y2="23.312cm" draw:start-shape="id18" draw:start-glue-point="6" draw:end-shape="id7" draw:end-glue-point="8" svg:d="M14970 25625v502h-5375v-2815" svg:viewBox="0 0 5376 2816">
          <text:p/>
        </draw:connector>
        <draw:connector draw:style-name="gr2" draw:text-style-name="P3" draw:layer="layout" draw:line-skew="0cm -0.38cm" svg:x1="14.97cm" svg:y1="25.625cm" svg:x2="12.174cm" svg:y2="15.237cm" draw:start-shape="id18" draw:start-glue-point="6" draw:end-shape="id12" draw:end-glue-point="6" svg:d="M14970 25625v502h-3678v-10890h882" svg:viewBox="0 0 3679 10891">
          <text:p/>
        </draw:connector>
        <draw:connector draw:style-name="gr2" draw:text-style-name="P3" draw:layer="layout" draw:line-skew="0.072cm" svg:x1="15.034cm" svg:y1="17.37cm" svg:x2="16.913cm" svg:y2="19.767cm" draw:start-shape="id19" draw:start-glue-point="8" draw:end-shape="id15" draw:end-glue-point="4" svg:d="M15034 17370v1270h1879v1127" svg:viewBox="0 0 1880 2398">
          <text:p/>
        </draw:connector>
        <draw:connector draw:style-name="gr2" draw:text-style-name="P3" draw:layer="layout" svg:x1="15.034cm" svg:y1="17.37cm" svg:x2="16.219cm" svg:y2="22.723cm" draw:start-shape="id19" draw:start-glue-point="8" draw:end-shape="id16" draw:end-glue-point="6" svg:d="M15034 17370v5353h1185" svg:viewBox="0 0 1186 5354">
          <text:p/>
        </draw:connector>
        <draw:connector draw:style-name="gr2" draw:text-style-name="P3" draw:layer="layout" draw:line-skew="-0.263cm" svg:x1="5.872cm" svg:y1="10.612cm" svg:x2="12.853cm" svg:y2="12.209cm" draw:start-shape="id2" draw:start-glue-point="2" draw:end-shape="id11" draw:end-glue-point="0" svg:d="M5872 10612v535h6981v1062" svg:viewBox="0 0 6982 1598">
          <text:p/>
        </draw:connector>
        <draw:connector draw:style-name="gr2" draw:text-style-name="P3" draw:layer="layout" draw:line-skew="-0.641cm" svg:x1="3.54cm" svg:y1="23.506cm" svg:x2="4.429cm" svg:y2="9.977cm" draw:start-shape="id20" draw:start-glue-point="6" draw:end-shape="id2" draw:end-glue-point="3" svg:d="M3540 23506h-1143v-13529h2032" svg:viewBox="0 0 2033 13530">
          <text:p/>
        </draw:connector>
        <draw:connector draw:style-name="gr2" draw:text-style-name="P3" draw:layer="layout" draw:line-skew="-0.19cm" svg:x1="3.54cm" svg:y1="23.506cm" svg:x2="1.635cm" svg:y2="9.387cm" draw:start-shape="id20" draw:start-glue-point="6" draw:end-shape="id21" draw:end-glue-point="10" svg:d="M3540 23506h-1143v-14119h-762" svg:viewBox="0 0 1906 14120">
          <text:p/>
        </draw:connector>
        <draw:custom-shape draw:style-name="gr8" draw:text-style-name="P4" draw:layer="layout" svg:width="0.635cm" svg:height="0.635cm" svg:x="1.608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35cm" svg:height="0.635cm" svg:x="1.608cm" svg:y="11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635cm" svg:height="0.635cm" svg:x="5.053cm" svg:y="3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397cm" svg:height="1.397cm" svg:x="8.874cm" svg:y="18.27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2.27cm" svg:y="9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726cm" svg:y="10.9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0.254cm" svg:height="0.254cm" svg:x="5.699cm" svg:y="7.9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0.254cm" svg:height="0.254cm" svg:x="12.711cm" svg:y="11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0.254cm" svg:height="0.254cm" svg:x="11.16cm" svg:y="25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0.254cm" svg:height="0.254cm" svg:x="14.943cm" svg:y="18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0.254cm" svg:height="0.254cm" svg:x="14.943cm" svg:y="22.5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0.254cm" svg:height="0.254cm" svg:x="18.653cm" svg:y="25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0.254cm" svg:height="0.254cm" svg:x="5.726cm" svg:y="17.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svg:x1="6.383cm" svg:y1="18.375cm" svg:x2="5.863cm" svg:y2="19.529cm" draw:start-shape="id22" draw:start-glue-point="3" draw:end-shape="id23" draw:end-glue-point="4" svg:d="M6383 18375h-520v1154" svg:viewBox="0 0 521 1155">
          <text:p/>
        </draw:connector>
        <draw:custom-shape draw:style-name="gr8" draw:text-style-name="P4" draw:layer="layout" svg:width="0.635cm" svg:height="0.635cm" svg:x="1.608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35cm" svg:height="0.635cm" svg:x="1.608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1" draw:id="id21" draw:layer="layout" svg:width="0.635cm" svg:height="0.635cm" svg:x="1cm" svg:y="9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" draw:id="id10" draw:layer="layout" svg:width="0.635cm" svg:height="0.635cm" svg:x="1cm" svg:y="7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9" draw:id="id9" draw:layer="layout" svg:width="2.921cm" svg:height="2.921cm" svg:x="-1.286cm" svg:y="7.31cm">
          <text:p text:style-name="P1">Record<text:line-break/>and<text:line-break/>Recover<text:line-break/>Old Tag</text:p>
          <draw:enhanced-geometry svg:viewBox="0 0 21600 21600" draw:type="rectangle" draw:enhanced-path="M 0 0 L 21600 0 21600 21600 0 21600 0 0 Z N"/>
        </draw:custom-shape>
        <draw:custom-shape draw:style-name="gr8" draw:text-style-name="P4" xml:id="id8" draw:id="id8" draw:layer="layout" svg:width="0.635cm" svg:height="0.635cm" svg:x="3.921cm" svg:y="19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3" draw:id="id23" draw:layer="layout" svg:width="0.635cm" svg:height="0.635cm" svg:x="5.545cm" svg:y="19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9" draw:id="id19" draw:layer="layout" svg:width="0.635cm" svg:height="0.635cm" svg:x="14.716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0.635cm" svg:height="0.635cm" svg:x="12.557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2.875cm" svg:y1="17.37cm" svg:x2="10.293cm" svg:y2="22.614cm" draw:start-shape="id13" draw:start-glue-point="8" draw:end-shape="id7" draw:end-glue-point="10" svg:d="M12875 17370v5244h-2582" svg:viewBox="0 0 2583 5245">
          <text:p/>
        </draw:connector>
        <draw:connector draw:style-name="gr2" draw:text-style-name="P3" draw:layer="layout" draw:line-skew="2.603cm" svg:x1="15.034cm" svg:y1="17.37cm" svg:x2="14.97cm" svg:y2="24.101cm" draw:start-shape="id19" draw:start-glue-point="8" draw:end-shape="id18" draw:end-glue-point="4" svg:d="M15034 17370v5969h-64v762" svg:viewBox="0 0 65 6732">
          <text:p/>
        </draw:connector>
        <draw:connector draw:style-name="gr2" draw:text-style-name="P3" draw:layer="layout" svg:x1="14.991cm" svg:y1="15.947cm" svg:x2="15.034cm" svg:y2="16.735cm" draw:start-shape="id6" draw:start-glue-point="8" draw:end-shape="id19" draw:end-glue-point="4" svg:d="M14991 15947v394h43v394" svg:viewBox="0 0 44 789">
          <text:p/>
        </draw:connector>
        <draw:custom-shape draw:style-name="gr12" draw:text-style-name="P4" draw:layer="layout" svg:width="4.318cm" svg:height="1.466cm" svg:x="12.022cm" svg:y="16.75cm">
          <text:p text:style-name="P1">Tag</text:p>
          <text:p text:style-name="P1">Match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9cm" svg:y1="20.164cm" svg:x2="4.239cm" svg:y2="22.807cm" draw:start-shape="id8" draw:start-glue-point="8" draw:end-shape="id20" draw:end-glue-point="4" svg:d="M4239 20164v2643" svg:viewBox="0 0 1 2644">
          <text:p/>
        </draw:connector>
        <draw:connector draw:style-name="gr2" draw:text-style-name="P3" draw:layer="layout" svg:x1="5.863cm" svg:y1="20.164cm" svg:x2="4.937cm" svg:y2="23.506cm" draw:start-shape="id23" draw:start-glue-point="8" draw:end-shape="id20" draw:end-glue-point="10" svg:d="M5863 20164v3342h-926" svg:viewBox="0 0 927 3343">
          <text:p/>
        </draw:connector>
        <draw:custom-shape draw:style-name="gr13" draw:text-style-name="P4" draw:layer="layout" svg:width="2.921cm" svg:height="1.974cm" svg:x="3.586cm" svg:y="19.533cm">
          <text:p text:style-name="P1">Tag</text:p>
          <text:p text:style-name="P1">Matching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254cm" svg:height="0.254cm" svg:x="14.821cm" svg:y="25.9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0.635cm" svg:height="0.635cm" svg:x="12.679cm" svg:y="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35cm" svg:height="0.635cm" svg:x="13.541cm" svg:y="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4.024cm" svg:height="0.962cm" svg:x="14.584cm" svg:y="1.254cm">
          <draw:text-box>
            <text:p>Initial tokens</text:p>
          </draw:text-box>
        </draw:frame>
        <draw:custom-shape draw:style-name="gr15" draw:text-style-name="P4" draw:layer="layout" svg:width="0.727cm" svg:height="0.762cm" svg:x="13.441cm" svg:y="3.09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6.17cm" svg:height="1.673cm" svg:x="14.524cm" svg:y="2.697cm">
          <draw:text-box>
            <text:p>Tag assignment and<text:line-break/>matching unit</text:p>
          </draw:text-box>
        </draw:frame>
        <draw:custom-shape draw:style-name="gr16" draw:text-style-name="P2" draw:layer="layout" svg:width="0.889cm" svg:height="0.889cm" svg:x="12.141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889cm" svg:height="0.889cm" svg:x="13.365cm" svg:y="4.80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3.986cm" svg:height="0.962cm" svg:x="14.581cm" svg:y="4.772cm">
          <draw:text-box>
            <text:p>Loop contr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7.3$Windows_X86_64 LibreOffice_project/dc89aa7a9eabfd848af146d5086077aeed2ae4a5</meta:generator>
    <dc:date>2020-06-21T22:12:10.202000000</dc:date>
    <meta:editing-duration>PT6H20M9S</meta:editing-duration>
    <meta:editing-cycles>63</meta:editing-cycles>
    <meta:document-statistic meta:object-count="84"/>
  </office:meta>
</office:document-meta>
</file>